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Roboto" svg:font-family="Roboto, RobotoDraft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12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Table_20_Contents">
      <style:text-properties officeooo:rsid="0001d2f0" officeooo:paragraph-rsid="0001d2f0"/>
    </style:style>
    <style:style style:name="P3" style:family="paragraph" style:parent-style-name="Table_20_Contents">
      <style:text-properties officeooo:rsid="0002a6e7" officeooo:paragraph-rsid="0002a6e7"/>
    </style:style>
    <style:style style:name="P4" style:family="paragraph" style:parent-style-name="Table_20_Contents">
      <style:text-properties officeooo:paragraph-rsid="0002a6e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officeooo:rsid="0005446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language="ru" fo:country="RU" officeooo:rsid="00072473"/>
    </style:style>
    <style:style style:name="T7" style:family="text">
      <style:text-properties fo:color="#000000" fo:language="ru" fo:country="RU" officeooo:rsid="000843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длайнов нет, но если вы примерные сроки скажете, нам будет удобно!</text:p>
      <text:p text:style-name="P1"/>
      <text:p text:style-name="P1">Мы обычно просим делать так: создать гугл-док, дальше начинать проходить проект (плюс все топики к нему), по мере прохождения записывать в гугл-док все замечания, комментарии, предложения, обязательно указывая ссылку, о чём идёт речь. После проекта сделать обобщающий вывод, как вам проект и что бы вы предложили в нём ещё доделать.</text:p>
      <text:p text:style-name="Standard"/>
      <text:p text:style-name="Standard">Natalia Feofanova<text:line-break/><text:span text:style-name="T2">Чтобы ничего не потерять из замечаний, можете сразу завести гугл-док и записывать туда впечатления. </text:span></text:p>
      <text:p text:style-name="P1">Также буду очень признательна за ссылки на все места, о которых идет речь, почему-то при тестировании их часто забывают.</text:p>
      <text:p text:style-name="Standard"/>
      <text:p text:style-name="Standard"><text:a xlink:type="simple" xlink:href="https://hyperskill.org/projects/91?goal=7" text:style-name="Internet_20_link" text:visited-style-name="Visited_20_Internet_20_Link">https://hyperskill.org/projects/91?goal=7</text:a> </text:p>
      <text:p text:style-name="Standard"/>
      <text:p text:style-name="Standard"><text:span text:style-name="T3">C</text:span>urrent project: <text:span text:style-name="T4">Web Quiz Engine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Stage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3">12 Feb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<text:span text:style-name="T6">Было бы неплохо добавить возможность выбирать произвольный топик из списка т</text:span><text:span text:style-name="T7">опиков этапа</text:span><text:span text:style-name="T6">. Сейчас это невозможно, т. к. все последующие топики помечены значком замка и при их выборе появляется сообщение </text:span><text:span text:style-name="T5">“</text:span><text:span text:style-name="T1">Complete or skip all the previous activities</text:span><text:span text:style-name="T5">”.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Roboto" svg:font-family="Roboto, RobotoDraft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02T15:42:55.387000000</dc:date>
    <meta:editing-duration>PT8M11S</meta:editing-duration>
    <meta:editing-cycles>12</meta:editing-cycles>
    <meta:document-statistic meta:table-count="1" meta:image-count="0" meta:object-count="0" meta:page-count="1" meta:paragraph-count="11" meta:word-count="143" meta:character-count="983" meta:non-whitespace-character-count="849"/>
  </office:meta>
</office:document-meta>
</file>